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so2 emissions (tg)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3.0360598639">
            <text:p>3.0360598639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3.0571871514">
            <text:p>3.0571871514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3.0534270478">
            <text:p>3.0534270478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3.0638338724">
            <text:p>3.0638338724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3.0702136497">
            <text:p>3.0702136497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3.0786893523">
            <text:p>3.0786893523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3.044670108">
            <text:p>3.044670108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office:value-type="float" office:value="3.0468871536">
            <text:p>3.0468871536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office:value-type="float" office:value="3.0487502338">
            <text:p>3.0487502338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office:value-type="float" office:value="3.0513090012">
            <text:p>3.0513090012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3.0533388612">
            <text:p>3.0533388612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float" office:value="3.0686332941">
            <text:p>3.0686332941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3.0704800497">
            <text:p>3.0704800497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3.071797898">
            <text:p>3.071797898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3.0750360279">
            <text:p>3.0750360279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3.0755060128">
            <text:p>3.0755060128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3.0952480448">
            <text:p>3.0952480448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3.0965368442">
            <text:p>3.0965368442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3.0996059383">
            <text:p>3.0996059383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3.1012363513">
            <text:p>3.1012363513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float" office:value="3.1027584605">
            <text:p>3.1027584605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3.1266812543">
            <text:p>3.1266812543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3.1281943172">
            <text:p>3.1281943172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3.1296682355">
            <text:p>3.1296682355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3.131173028">
            <text:p>3.131173028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3.1326736851">
            <text:p>3.1326736851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office:value-type="float" office:value="3.1551202785">
            <text:p>3.1551202785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3.1608507605">
            <text:p>3.1608507605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3.1620425032">
            <text:p>3.1620425032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3.1627236363">
            <text:p>3.1627236363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3.163834851">
            <text:p>3.163834851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3.1749839372">
            <text:p>3.1749839372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3.1872237754">
            <text:p>3.1872237754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3.1984479524">
            <text:p>3.1984479524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3.2109385135">
            <text:p>3.2109385135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3.2285432901">
            <text:p>3.2285432901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3.2295165968">
            <text:p>3.2295165968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3.2894934368">
            <text:p>3.2894934368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3.2681000253">
            <text:p>3.268100025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3.2902787007">
            <text:p>3.2902787007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3.2920258418">
            <text:p>3.2920258418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3.3109248451">
            <text:p>3.3109248451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3.3304727512">
            <text:p>3.3304727512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3.3153158336">
            <text:p>3.3153158336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3.3177420611">
            <text:p>3.3177420611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3.3330861779">
            <text:p>3.3330861779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3.3571806753">
            <text:p>3.3571806753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3.3736769977">
            <text:p>3.3736769977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3.3788479143">
            <text:p>3.3788479143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3.3885575241">
            <text:p>3.3885575241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3.4030636781">
            <text:p>3.4030636781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3.4454224061">
            <text:p>3.4454224061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3.4639085767">
            <text:p>3.4639085767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3.4699871787">
            <text:p>3.4699871787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office:value-type="float" office:value="3.4741698661">
            <text:p>3.4741698661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3.4838666618">
            <text:p>3.4838666618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office:value-type="float" office:value="3.497673258">
            <text:p>3.497673258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3.5218846539">
            <text:p>3.5218846539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3.5535544751">
            <text:p>3.5535544751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3.5750993238">
            <text:p>3.5750993238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3.6006996993">
            <text:p>3.6006996993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3.6136362607">
            <text:p>3.6136362607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3.6599098427">
            <text:p>3.6599098427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3.6723770002">
            <text:p>3.6723770002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3.6761946635">
            <text:p>3.6761946635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3.8837074676">
            <text:p>3.8837074676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3.8581100037">
            <text:p>3.8581100037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3.8735899012">
            <text:p>3.8735899012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3.89862973">
            <text:p>3.89862973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3.9191416134">
            <text:p>3.9191416134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3.9501265012">
            <text:p>3.9501265012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4.0914670141">
            <text:p>4.0914670141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4.0954976283">
            <text:p>4.0954976283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4.136670005">
            <text:p>4.136670005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4.1834665068">
            <text:p>4.1834665068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4.2560911764">
            <text:p>4.2560911764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4.2991685226">
            <text:p>4.2991685226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4.3762809204">
            <text:p>4.3762809204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4.4268209344">
            <text:p>4.4268209344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4.5422461821">
            <text:p>4.5422461821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4.6837932897">
            <text:p>4.6837932897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4.6957199798">
            <text:p>4.6957199798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4.8143498104">
            <text:p>4.8143498104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.8443294036">
            <text:p>4.8443294036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4.918752211">
            <text:p>4.918752211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5.0110728566">
            <text:p>5.0110728566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5.0431970969">
            <text:p>5.0431970969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5.1226326143">
            <text:p>5.1226326143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5.2063109368">
            <text:p>5.2063109368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5.5399407122">
            <text:p>5.5399407122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5.5812767593">
            <text:p>5.5812767593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5.7444417795">
            <text:p>5.7444417795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5.777859409">
            <text:p>5.777859409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5.8224742448">
            <text:p>5.8224742448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6.0165163506">
            <text:p>6.0165163506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6.2952941943">
            <text:p>6.2952941943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6.4382308767">
            <text:p>6.4382308767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6.4760214412">
            <text:p>6.4760214412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6.7032860036">
            <text:p>6.7032860036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6.950032515">
            <text:p>6.950032515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7.1547699072">
            <text:p>7.1547699072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7.3160803311">
            <text:p>7.3160803311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7.6224952495">
            <text:p>7.6224952495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7.7567043341">
            <text:p>7.7567043341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8.0670197688">
            <text:p>8.0670197688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8.2249895329">
            <text:p>8.2249895329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8.5480437512">
            <text:p>8.5480437512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9.0788985705">
            <text:p>9.0788985705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9.4520709029">
            <text:p>9.4520709029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9.2172053854">
            <text:p>9.2172053854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9.6359124622">
            <text:p>9.6359124622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9.7936519779">
            <text:p>9.7936519779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10.0127327854">
            <text:p>10.0127327854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10.0714066355">
            <text:p>10.0714066355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10.561422066">
            <text:p>10.561422066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11.4490311683">
            <text:p>11.4490311683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11.7881802918">
            <text:p>11.7881802918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12.2807342223">
            <text:p>12.2807342223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12.8580463203">
            <text:p>12.8580463203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13.0175919527">
            <text:p>13.0175919527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13.1067141304">
            <text:p>13.1067141304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13.2362175483">
            <text:p>13.2362175483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13.7098250392">
            <text:p>13.7098250392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14.8094741254">
            <text:p>14.8094741254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14.8264426653">
            <text:p>14.8264426653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15.9122903318">
            <text:p>15.9122903318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16.5866181123">
            <text:p>16.5866181123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16.9005037001">
            <text:p>16.9005037001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16.7823429434">
            <text:p>16.7823429434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17.2695698615">
            <text:p>17.2695698615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18.1825286544">
            <text:p>18.1825286544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18.7402065952">
            <text:p>18.7402065952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19.5232107562">
            <text:p>19.5232107562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20.5087241991">
            <text:p>20.5087241991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22.1482938589">
            <text:p>22.1482938589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23.1997050913">
            <text:p>23.1997050913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24.0777931859">
            <text:p>24.0777931859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24.759864729">
            <text:p>24.759864729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26.7042502657">
            <text:p>26.7042502657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27.0749317091">
            <text:p>27.0749317091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28.7187792604">
            <text:p>28.7187792604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30.0769107305">
            <text:p>30.0769107305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33.014329903">
            <text:p>33.014329903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31.633479704">
            <text:p>31.633479704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33.2286966523">
            <text:p>33.2286966523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34.6743736718">
            <text:p>34.6743736718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34.9956666072">
            <text:p>34.9956666072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36.5354845051">
            <text:p>36.5354845051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38.6722019878">
            <text:p>38.6722019878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35.624502978">
            <text:p>35.624502978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35.6501519556">
            <text:p>35.6501519556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38.6730990396">
            <text:p>38.6730990396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40.2925363025">
            <text:p>40.2925363025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39.9278311026">
            <text:p>39.9278311026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34.4322950285">
            <text:p>34.4322950285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37.8629433088">
            <text:p>37.8629433088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32.4075945678">
            <text:p>32.4075945678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34.2701828464">
            <text:p>34.2701828464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39.6895062122">
            <text:p>39.6895062122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39.3934840442">
            <text:p>39.3934840442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39.8291851601">
            <text:p>39.8291851601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39.978769568">
            <text:p>39.978769568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42.6090371437">
            <text:p>42.6090371437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42.4554774042">
            <text:p>42.4554774042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45.1029403287">
            <text:p>45.1029403287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41.5709619308">
            <text:p>41.5709619308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36.8516236667">
            <text:p>36.8516236667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32.3834475524">
            <text:p>32.3834475524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34.1210723804">
            <text:p>34.1210723804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37.3846478101">
            <text:p>37.3846478101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40.2091312096">
            <text:p>40.2091312096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3.1688905366">
            <text:p>43.1688905366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46.4940902598">
            <text:p>46.4940902598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43.2016626641">
            <text:p>43.2016626641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46.0383473115">
            <text:p>46.0383473115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50.3439252145">
            <text:p>50.3439252145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52.2656717269">
            <text:p>52.2656717269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53.3725019752">
            <text:p>53.3725019752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54.220561264">
            <text:p>54.220561264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53.1374871967">
            <text:p>53.1374871967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46.8085275582">
            <text:p>46.8085275582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46.3454719611">
            <text:p>46.3454719611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52.003917573">
            <text:p>52.003917573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54.298345771">
            <text:p>54.298345771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52.3758118536">
            <text:p>52.3758118536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59.9966">
            <text:p>59.9966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60.7177182557">
            <text:p>60.7177182557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61.4585803641">
            <text:p>61.4585803641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62.6096191168">
            <text:p>62.6096191168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63.0316947213">
            <text:p>63.0316947213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68.9463871514">
            <text:p>68.9463871514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73.9609836866">
            <text:p>73.9609836866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77.3344688506">
            <text:p>77.3344688506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78.5079712278">
            <text:p>78.5079712278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82.5251010992">
            <text:p>82.5251010992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85.9323695642">
            <text:p>85.9323695642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96.601727726">
            <text:p>96.601727726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98.6333801461">
            <text:p>98.6333801461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01.540258936">
            <text:p>101.540258936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05.5741052008">
            <text:p>105.5741052008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08.0431851299">
            <text:p>108.0431851299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10.4540220618">
            <text:p>110.4540220618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09.2766518978">
            <text:p>109.2766518978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13.5996521578">
            <text:p>113.5996521578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16.8834341582">
            <text:p>116.8834341582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23.2265262313">
            <text:p>123.2265262313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23.5851544325">
            <text:p>123.5851544325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26.8358042785">
            <text:p>126.8358042785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32.7779211758">
            <text:p>132.7779211758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30.8512043672">
            <text:p>130.8512043672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28.590789439">
            <text:p>128.590789439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34.3732547961">
            <text:p>134.3732547961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35.6616897381">
            <text:p>135.6616897381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36.0610390006">
            <text:p>136.0610390006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38.2855370855">
            <text:p>138.285537085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38.1033618212">
            <text:p>138.1033618212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34.0062439562">
            <text:p>134.0062439562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31.3571248975">
            <text:p>131.3571248975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29.8512481675">
            <text:p>129.8512481675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31.2769474914">
            <text:p>131.2769474914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31.5711906949">
            <text:p>131.5711906949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31.5765935113">
            <text:p>131.5765935113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33.9890466299">
            <text:p>133.9890466299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35.0822699659">
            <text:p>135.0822699659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35.2518048385">
            <text:p>135.2518048385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35.4944911168">
            <text:p>135.4944911168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33.6385762236">
            <text:p>133.6385762236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29.8685150888">
            <text:p>129.8685150888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27.6454165824">
            <text:p>127.6454165824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24.4836948413">
            <text:p>124.4836948413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22.4045786884">
            <text:p>122.4045786884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20.5485433873">
            <text:p>120.548543387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20.2073422633">
            <text:p>120.2073422633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17.3483335533">
            <text:p>117.3483335533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12.0915751667">
            <text:p>112.091575166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3.1722066606">
            <text:p>113.1722066606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13.9162952045">
            <text:p>113.916295204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12.6675176881">
            <text:p>112.667517688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16.5478748105">
            <text:p>116.547874810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22.2556717752">
            <text:p>122.255671775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30.77064">
            <text:p>130.7706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27.6273683469">
            <text:p>127.627368346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26.8802579462">
            <text:p>126.880257946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24.3436736477">
            <text:p>124.3436736477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19.3670833383">
            <text:p>119.3670833383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18.1233927175">
            <text:p>118.123392717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9.5280774231">
            <text:p>119.528077423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17.3799822041">
            <text:p>117.379982204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116.7251359769">
            <text:p>116.7251359769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15.8042647768">
            <text:p>115.80426477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20/07/2018</text:date>, <text:time>23:5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0T23:57:26.23</dc:date>
    <meta:document-statistic meta:table-count="1" meta:cell-count="501" meta:object-count="0"/>
    <meta:generator>OpenOffice/4.0.1$Win32 OpenOffice.org_project/401m5$Build-9714</meta:generator>
  </office:meta>
</office:document-meta>
</file>